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atura MT Script Capitals" svg:font-family="Matura MT Script Capitals" style:font-family-generic="script" style:font-pitch="variable" svg:panose-1="3 2 8 2 6 6 2 7 2 2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 fo:text-align="center"/>
      <style:text-properties style:font-name="Matura MT Script Capitals" fo:font-weight="bold" style:font-weight-asian="bold" fo:text-shadow="0.0291in 0.0291in 0.0138in #FFFFFF" fo:color="#000000" fo:letter-spacing="normal" fo:font-size="72pt" style:font-size-asian="72pt" style:font-size-complex="72pt" style:text-underline-type="single" style:text-underline-style="solid" style:text-underline-width="auto" style:text-underline-mode="continuous"/>
    </style:style>
    <style:style style:name="P2" style:parent-style-name="Lijstalinea" style:family="paragraph">
      <style:text-properties fo:language="en" fo:country="US"/>
    </style:style>
    <style:style style:name="P3" style:parent-style-name="Lijstalinea" style:family="paragraph">
      <style:text-properties fo:language="en" fo:country="US"/>
    </style:style>
    <style:style style:name="P4" style:parent-style-name="Lijstalinea" style:family="paragraph">
      <style:text-properties fo:language="en" fo:country="US"/>
    </style:style>
    <style:style style:name="P5" style:parent-style-name="Lijstalinea" style:family="paragraph">
      <style:text-properties fo:language="en" fo:country="US"/>
    </style:style>
    <style:style style:name="P6" style:parent-style-name="Lijstalinea" style:family="paragraph">
      <style:text-properties fo:language="en" fo:country="US"/>
    </style:style>
    <style:style style:name="P7" style:parent-style-name="Lijstalinea" style:family="paragraph">
      <style:text-properties fo:language="en" fo:country="US"/>
    </style:style>
    <style:style style:name="P8" style:parent-style-name="Lijstalinea" style:family="paragraph">
      <style:text-properties fo:language="en" fo:country="US"/>
    </style:style>
    <style:style style:name="P9" style:parent-style-name="Lijstalinea" style:family="paragraph">
      <style:text-properties fo:language="en" fo:country="US"/>
    </style:style>
    <style:style style:name="P10" style:parent-style-name="Lijstalinea" style:family="paragraph">
      <style:text-properties fo:language="en" fo:country="US"/>
    </style:style>
    <style:style style:name="P11" style:parent-style-name="Lijstalinea" style:family="paragraph">
      <style:text-properties fo:language="en" fo:country="US"/>
    </style:style>
  </office:automatic-styles>
  <office:body>
    <office:text text:use-soft-page-breaks="true">
      <text:p text:style-name="P1">D&amp;D</text:p>
      <text:p text:style-name="Standaard"/>
      <text:h text:style-name="Kop1" text:outline-level="1">Must have</text:h>
      <text:p text:style-name="Standaard"/>
      <text:list text:style-name="LFO3" text:continue-numbering="true">
        <text:list-item>
          <text:p text:style-name="P2">Create a character with base stats.</text:p>
        </text:list-item>
        <text:list-item>
          <text:p text:style-name="P3">Add images for each character</text:p>
        </text:list-item>
        <text:list-item>
          <text:p text:style-name="P4">Make sure the character can level up</text:p>
        </text:list-item>
        <text:list-item>
          <text:p text:style-name="P5">Show each character his/her stats<text:s/></text:p>
        </text:list-item>
        <text:list-item>
          <text:p text:style-name="P6">Add items en show the base stats with items en plus</text:p>
        </text:list-item>
        <text:list-item>
          <text:p text:style-name="P7">Show the enemy units in control for each hero</text:p>
        </text:list-item>
        <text:list-item>
          <text:p text:style-name="P8">Change turn</text:p>
        </text:list-item>
        <text:list-item>
          <text:p text:style-name="P9">Add evirements cards</text:p>
        </text:list-item>
        <text:list-item>
          <text:p text:style-name="P10">Show all treasures</text:p>
        </text:list-item>
        <text:list-item>
          <text:p text:style-name="P11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atura MT Script Capitals" svg:font-family="Matura MT Script Capitals" style:font-family-generic="script" style:font-pitch="variable" svg:panose-1="3 2 8 2 6 6 2 7 2 2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Titel" style:display-name="Titel" style:family="paragraph" style:parent-style-name="Standaard" style:next-style-name="Standaard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iggy De Caluwé</meta:initial-creator>
    <dc:creator>Ziggy De Caluwé</dc:creator>
    <meta:creation-date>2023-11-27T20:24:00Z</meta:creation-date>
    <dc:date>2023-11-27T20:51:00Z</dc:date>
    <meta:template xlink:href="Normal.dotm" xlink:type="simple"/>
    <meta:editing-cycles>1</meta:editing-cycles>
    <meta:editing-duration>PT1620S</meta:editing-duration>
    <meta:document-statistic meta:page-count="1" meta:paragraph-count="1" meta:word-count="46" meta:character-count="304" meta:row-count="2" meta:non-whitespace-character-count="259"/>
  </office:meta>
</office:document-meta>
</file>